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evals" table:style-name="ta1">
        <table:shapes>
          <draw:frame draw:z-index="0" draw:style-name="gr1" draw:text-style-name="P1" svg:width="378.24mm" svg:height="170.53mm" svg:x="98.48mm" svg:y="1.06mm">
            <draw:object draw:notify-on-update-of-ranges="best_evals.A2:best_evals.A101 best_evals.B1:best_evals.B1 best_evals.B2:best_evals.B101 best_evals.A2:best_evals.A101 best_evals.C1:best_evals.C1 best_evals.C2:best_evals.C101 best_evals.A2:best_evals.A101 best_evals.D1:best_evals.D1 best_evals.D2:best_evals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teração</text:p>
          </table:table-cell>
          <table:table-cell office:value-type="string" calcext:value-type="string">
            <text:p>K = 1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8571428571429" calcext:value-type="float">
            <text:p>0,308571428571429</text:p>
          </table:table-cell>
          <table:table-cell office:value-type="float" office:value="0.313571428571429" calcext:value-type="float">
            <text:p>0,313571428571429</text:p>
          </table:table-cell>
          <table:table-cell office:value-type="float" office:value="0.338095238095238" calcext:value-type="float">
            <text:p>0,338095238095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3333333333333" calcext:value-type="float">
            <text:p>0,313333333333333</text:p>
          </table:table-cell>
          <table:table-cell office:value-type="float" office:value="0.313809523809524" calcext:value-type="float">
            <text:p>0,313809523809524</text:p>
          </table:table-cell>
          <table:table-cell office:value-type="float" office:value="0.338095238095238" calcext:value-type="float">
            <text:p>0,338095238095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3333333333333" calcext:value-type="float">
            <text:p>0,313333333333333</text:p>
          </table:table-cell>
          <table:table-cell office:value-type="float" office:value="0.328571428571429" calcext:value-type="float">
            <text:p>0,328571428571429</text:p>
          </table:table-cell>
          <table:table-cell office:value-type="float" office:value="0.338095238095238" calcext:value-type="float">
            <text:p>0,338095238095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3095238095238" calcext:value-type="float">
            <text:p>0,323095238095238</text:p>
          </table:table-cell>
          <table:table-cell office:value-type="float" office:value="0.333095238095238" calcext:value-type="float">
            <text:p>0,333095238095238</text:p>
          </table:table-cell>
          <table:table-cell office:value-type="float" office:value="0.338095238095238" calcext:value-type="float">
            <text:p>0,338095238095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3095238095238" calcext:value-type="float">
            <text:p>0,343095238095238</text:p>
          </table:table-cell>
          <table:table-cell office:value-type="float" office:value="0.333095238095238" calcext:value-type="float">
            <text:p>0,333095238095238</text:p>
          </table:table-cell>
          <table:table-cell office:value-type="float" office:value="0.338095238095238" calcext:value-type="float">
            <text:p>0,3380952380952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8095238095238" calcext:value-type="float">
            <text:p>0,348095238095238</text:p>
          </table:table-cell>
          <table:table-cell office:value-type="float" office:value="0.338571428571429" calcext:value-type="float">
            <text:p>0,338571428571429</text:p>
          </table:table-cell>
          <table:table-cell office:value-type="float" office:value="0.338095238095238" calcext:value-type="float">
            <text:p>0,3380952380952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8095238095238" calcext:value-type="float">
            <text:p>0,348095238095238</text:p>
          </table:table-cell>
          <table:table-cell office:value-type="float" office:value="0.343809523809524" calcext:value-type="float">
            <text:p>0,343809523809524</text:p>
          </table:table-cell>
          <table:table-cell office:value-type="float" office:value="0.338095238095238" calcext:value-type="float">
            <text:p>0,338095238095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8095238095238" calcext:value-type="float">
            <text:p>0,348095238095238</text:p>
          </table:table-cell>
          <table:table-cell office:value-type="float" office:value="0.343809523809524" calcext:value-type="float">
            <text:p>0,343809523809524</text:p>
          </table:table-cell>
          <table:table-cell office:value-type="float" office:value="0.338095238095238" calcext:value-type="float">
            <text:p>0,3380952380952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8095238095238" calcext:value-type="float">
            <text:p>0,348095238095238</text:p>
          </table:table-cell>
          <table:table-cell office:value-type="float" office:value="0.343809523809524" calcext:value-type="float">
            <text:p>0,343809523809524</text:p>
          </table:table-cell>
          <table:table-cell office:value-type="float" office:value="0.352857142857143" calcext:value-type="float">
            <text:p>0,352857142857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8095238095238" calcext:value-type="float">
            <text:p>0,348095238095238</text:p>
          </table:table-cell>
          <table:table-cell office:value-type="float" office:value="0.343809523809524" calcext:value-type="float">
            <text:p>0,343809523809524</text:p>
          </table:table-cell>
          <table:table-cell office:value-type="float" office:value="0.352857142857143" calcext:value-type="float">
            <text:p>0,352857142857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8095238095238" calcext:value-type="float">
            <text:p>0,348095238095238</text:p>
          </table:table-cell>
          <table:table-cell office:value-type="float" office:value="0.343809523809524" calcext:value-type="float">
            <text:p>0,343809523809524</text:p>
          </table:table-cell>
          <table:table-cell office:value-type="float" office:value="0.353333333333333" calcext:value-type="float">
            <text:p>0,3533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7857142857143" calcext:value-type="float">
            <text:p>0,357857142857143</text:p>
          </table:table-cell>
          <table:table-cell office:value-type="float" office:value="0.343809523809524" calcext:value-type="float">
            <text:p>0,343809523809524</text:p>
          </table:table-cell>
          <table:table-cell office:value-type="float" office:value="0.378095238095238" calcext:value-type="float">
            <text:p>0,3780952380952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7857142857143" calcext:value-type="float">
            <text:p>0,357857142857143</text:p>
          </table:table-cell>
          <table:table-cell office:value-type="float" office:value="0.352857142857143" calcext:value-type="float">
            <text:p>0,352857142857143</text:p>
          </table:table-cell>
          <table:table-cell office:value-type="float" office:value="0.378095238095238" calcext:value-type="float">
            <text:p>0,378095238095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7857142857143" calcext:value-type="float">
            <text:p>0,357857142857143</text:p>
          </table:table-cell>
          <table:table-cell office:value-type="float" office:value="0.353333333333333" calcext:value-type="float">
            <text:p>0,353333333333333</text:p>
          </table:table-cell>
          <table:table-cell office:value-type="float" office:value="0.378095238095238" calcext:value-type="float">
            <text:p>0,3780952380952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7857142857143" calcext:value-type="float">
            <text:p>0,357857142857143</text:p>
          </table:table-cell>
          <table:table-cell office:value-type="float" office:value="0.353333333333333" calcext:value-type="float">
            <text:p>0,353333333333333</text:p>
          </table:table-cell>
          <table:table-cell office:value-type="float" office:value="0.378095238095238" calcext:value-type="float">
            <text:p>0,378095238095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67619047619048" calcext:value-type="float">
            <text:p>0,367619047619048</text:p>
          </table:table-cell>
          <table:table-cell office:value-type="float" office:value="0.357857142857143" calcext:value-type="float">
            <text:p>0,357857142857143</text:p>
          </table:table-cell>
          <table:table-cell office:value-type="float" office:value="0.378095238095238" calcext:value-type="float">
            <text:p>0,3780952380952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67619047619048" calcext:value-type="float">
            <text:p>0,367619047619048</text:p>
          </table:table-cell>
          <table:table-cell office:value-type="float" office:value="0.358333333333333" calcext:value-type="float">
            <text:p>0,358333333333333</text:p>
          </table:table-cell>
          <table:table-cell office:value-type="float" office:value="0.378095238095238" calcext:value-type="float">
            <text:p>0,3780952380952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67619047619048" calcext:value-type="float">
            <text:p>0,367619047619048</text:p>
          </table:table-cell>
          <table:table-cell office:value-type="float" office:value="0.362857142857143" calcext:value-type="float">
            <text:p>0,362857142857143</text:p>
          </table:table-cell>
          <table:table-cell office:value-type="float" office:value="0.378095238095238" calcext:value-type="float">
            <text:p>0,3780952380952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7619047619048" calcext:value-type="float">
            <text:p>0,367619047619048</text:p>
          </table:table-cell>
          <table:table-cell office:value-type="float" office:value="0.373333333333333" calcext:value-type="float">
            <text:p>0,373333333333333</text:p>
          </table:table-cell>
          <table:table-cell office:value-type="float" office:value="0.378095238095238" calcext:value-type="float">
            <text:p>0,378095238095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7619047619048" calcext:value-type="float">
            <text:p>0,367619047619048</text:p>
          </table:table-cell>
          <table:table-cell office:value-type="float" office:value="0.373333333333333" calcext:value-type="float">
            <text:p>0,373333333333333</text:p>
          </table:table-cell>
          <table:table-cell office:value-type="float" office:value="0.378333333333333" calcext:value-type="float">
            <text:p>0,3783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67619047619048" calcext:value-type="float">
            <text:p>0,367619047619048</text:p>
          </table:table-cell>
          <table:table-cell office:value-type="float" office:value="0.373333333333333" calcext:value-type="float">
            <text:p>0,373333333333333</text:p>
          </table:table-cell>
          <table:table-cell office:value-type="float" office:value="0.378333333333333" calcext:value-type="float">
            <text:p>0,37833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73333333333333" calcext:value-type="float">
            <text:p>0,373333333333333</text:p>
          </table:table-cell>
          <table:table-cell office:value-type="float" office:value="0.393095238095238" calcext:value-type="float">
            <text:p>0,3930952380952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73333333333333" calcext:value-type="float">
            <text:p>0,373333333333333</text:p>
          </table:table-cell>
          <table:table-cell office:value-type="float" office:value="0.397857142857143" calcext:value-type="float">
            <text:p>0,3978571428571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78095238095238" calcext:value-type="float">
            <text:p>0,378095238095238</text:p>
          </table:table-cell>
          <table:table-cell office:value-type="float" office:value="0.397857142857143" calcext:value-type="float">
            <text:p>0,3978571428571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78095238095238" calcext:value-type="float">
            <text:p>0,378095238095238</text:p>
          </table:table-cell>
          <table:table-cell office:value-type="float" office:value="0.397857142857143" calcext:value-type="float">
            <text:p>0,3978571428571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83095238095238" calcext:value-type="float">
            <text:p>0,383095238095238</text:p>
          </table:table-cell>
          <table:table-cell office:value-type="float" office:value="0.397857142857143" calcext:value-type="float">
            <text:p>0,3978571428571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92619047619048" calcext:value-type="float">
            <text:p>0,392619047619048</text:p>
          </table:table-cell>
          <table:table-cell office:value-type="float" office:value="0.397857142857143" calcext:value-type="float">
            <text:p>0,3978571428571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92619047619048" calcext:value-type="float">
            <text:p>0,392619047619048</text:p>
          </table:table-cell>
          <table:table-cell office:value-type="float" office:value="0.398095238095238" calcext:value-type="float">
            <text:p>0,398095238095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92857142857143" calcext:value-type="float">
            <text:p>0,392857142857143</text:p>
          </table:table-cell>
          <table:table-cell office:value-type="float" office:value="0.398095238095238" calcext:value-type="float">
            <text:p>0,3980952380952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92857142857143" calcext:value-type="float">
            <text:p>0,392857142857143</text:p>
          </table:table-cell>
          <table:table-cell office:value-type="float" office:value="0.398095238095238" calcext:value-type="float">
            <text:p>0,3980952380952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92857142857143" calcext:value-type="float">
            <text:p>0,392857142857143</text:p>
          </table:table-cell>
          <table:table-cell office:value-type="float" office:value="0.398095238095238" calcext:value-type="float">
            <text:p>0,3980952380952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67857142857143" calcext:value-type="float">
            <text:p>0,367857142857143</text:p>
          </table:table-cell>
          <table:table-cell office:value-type="float" office:value="0.392857142857143" calcext:value-type="float">
            <text:p>0,392857142857143</text:p>
          </table:table-cell>
          <table:table-cell office:value-type="float" office:value="0.403095238095238" calcext:value-type="float">
            <text:p>0,4030952380952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2857142857143" calcext:value-type="float">
            <text:p>0,392857142857143</text:p>
          </table:table-cell>
          <table:table-cell office:value-type="float" office:value="0.408333333333333" calcext:value-type="float">
            <text:p>0,40833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3095238095238" calcext:value-type="float">
            <text:p>0,393095238095238</text:p>
          </table:table-cell>
          <table:table-cell office:value-type="float" office:value="0.413095238095238" calcext:value-type="float">
            <text:p>0,4130952380952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3095238095238" calcext:value-type="float">
            <text:p>0,393095238095238</text:p>
          </table:table-cell>
          <table:table-cell office:value-type="float" office:value="0.413095238095238" calcext:value-type="float">
            <text:p>0,4130952380952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3095238095238" calcext:value-type="float">
            <text:p>0,393095238095238</text:p>
          </table:table-cell>
          <table:table-cell office:value-type="float" office:value="0.413095238095238" calcext:value-type="float">
            <text:p>0,4130952380952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18095238095238" calcext:value-type="float">
            <text:p>0,4180952380952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22857142857143" calcext:value-type="float">
            <text:p>0,4228571428571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32857142857143" calcext:value-type="float">
            <text:p>0,432857142857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32857142857143" calcext:value-type="float">
            <text:p>0,4328571428571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32857142857143" calcext:value-type="float">
            <text:p>0,4328571428571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32857142857143" calcext:value-type="float">
            <text:p>0,432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72619047619048" calcext:value-type="float">
            <text:p>0,372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397857142857143" calcext:value-type="float">
            <text:p>0,39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2857142857143" calcext:value-type="float">
            <text:p>0,402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2857142857143" calcext:value-type="float">
            <text:p>0,402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2857142857143" calcext:value-type="float">
            <text:p>0,402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2857142857143" calcext:value-type="float">
            <text:p>0,402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2857142857143" calcext:value-type="float">
            <text:p>0,402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2857142857143" calcext:value-type="float">
            <text:p>0,402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2857142857143" calcext:value-type="float">
            <text:p>0,402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47857142857143" calcext:value-type="float">
            <text:p>0,4478571428571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7619047619048" calcext:value-type="float">
            <text:p>0,377619047619048</text:p>
          </table:table-cell>
          <table:table-cell office:value-type="float" office:value="0.407857142857143" calcext:value-type="float">
            <text:p>0,407857142857143</text:p>
          </table:table-cell>
          <table:table-cell office:value-type="float" office:value="0.452857142857143" calcext:value-type="float">
            <text:p>0,45285714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7:27:15.1702451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17:27:40.565940335</dc:date>
    <meta:editing-duration>PT2M57S</meta:editing-duration>
    <meta:editing-cycles>3</meta:editing-cycles>
    <meta:generator>LibreOffice/6.0.7.3$Linux_X86_64 LibreOffice_project/00m0$Build-3</meta:generator>
    <meta:document-statistic meta:table-count="1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8pt" style:font-size-asian="10pt" style:font-size-complex="10pt"/>
    </style:style>
    <style:style style:name="ch5" style:family="chart">
      <style:chart-properties chart:auto-position="true" style:rotation-angle="0"/>
      <style:text-properties fo:font-size="28pt" style:font-size-asian="9pt" style:font-size-complex="9pt"/>
    </style:style>
    <style:style style:name="ch6" style:family="chart">
      <style:chart-properties chart:auto-position="true"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825cm" svg:height="17.054cm" xlink:href=".." xlink:type="simple" chart:class="chart:scatter" chart:style-name="ch1">
        <chart:legend chart:legend-position="end" svg:x="33.618cm" svg:y="6.504cm" style:legend-expansion="high" chart:style-name="ch2"/>
        <chart:plot-area chart:style-name="ch3" table:cell-range-address="best_evals.A2:best_evals.D101 best_evals.B1:best_evals.D1" chart:data-source-has-labels="row" svg:x="2.372cm" svg:y="0.403cm" svg:width="31.781cm" svg:height="13.805cm">
          <chartooo:coordinate-region svg:x="4.554cm" svg:y="0.947cm" svg:width="28.764cm" svg:height="11.926cm"/>
          <chart:axis chart:dimension="x" chart:name="primary-x" chart:style-name="ch4">
            <chart:title svg:x="16.298cm" svg:y="14.55cm" chart:style-name="ch5">
              <text:p>Iteração</text:p>
            </chart:title>
          </chart:axis>
          <chart:axis chart:dimension="y" chart:name="primary-y" chart:style-name="ch4">
            <chart:title svg:x="0.001cm" svg:y="11.386cm" chart:style-name="ch6">
              <text:p>Valor de Acurácia</text:p>
            </chart:title>
            <chart:grid chart:style-name="ch7" chart:class="major"/>
          </chart:axis>
          <chart:series chart:style-name="ch8" chart:values-cell-range-address="best_evals.B2:best_evals.B101" chart:label-cell-address="best_evals.B1:best_evals.B1" chart:class="chart:scatter">
            <chart:domain table:cell-range-address="best_evals.A2:best_evals.A101"/>
            <chart:data-point chart:repeated="100"/>
          </chart:series>
          <chart:series chart:style-name="ch9" chart:values-cell-range-address="best_evals.C2:best_evals.C101" chart:label-cell-address="best_evals.C1:best_evals.C1" chart:class="chart:scatter">
            <chart:data-point chart:repeated="100"/>
          </chart:series>
          <chart:series chart:style-name="ch10" chart:values-cell-range-address="best_evals.D2:best_evals.D101" chart:label-cell-address="best_evals.D1:best_evals.D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K = 1</text:p>
                <draw:g>
                  <svg:desc>best_evals.B1:best_evals.B1</svg:desc>
                </draw:g>
              </table:table-cell>
              <table:table-cell office:value-type="string">
                <text:p>K = 3</text:p>
                <draw:g>
                  <svg:desc>best_evals.C1:best_evals.C1</svg:desc>
                </draw:g>
              </table:table-cell>
              <table:table-cell office:value-type="string">
                <text:p>K = 5</text:p>
                <draw:g>
                  <svg:desc>best_evals.D1:best_eval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evals.A2:best_evals.A101</svg:desc>
                </draw:g>
              </table:table-cell>
              <table:table-cell office:value-type="float" office:value="0.308571428571429">
                <text:p>0.308571428571429</text:p>
                <draw:g>
                  <svg:desc>best_evals.B2:best_evals.B101</svg:desc>
                </draw:g>
              </table:table-cell>
              <table:table-cell office:value-type="float" office:value="0.313571428571429">
                <text:p>0.313571428571429</text:p>
                <draw:g>
                  <svg:desc>best_evals.C2:best_evals.C101</svg:desc>
                </draw:g>
              </table:table-cell>
              <table:table-cell office:value-type="float" office:value="0.338095238095238">
                <text:p>0.338095238095238</text:p>
                <draw:g>
                  <svg:desc>best_evals.D2:best_evals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13809523809524">
                <text:p>0.313809523809524</text:p>
              </table:table-cell>
              <table:table-cell office:value-type="float" office:value="0.338095238095238">
                <text:p>0.338095238095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38095238095238">
                <text:p>0.338095238095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23095238095238">
                <text:p>0.323095238095238</text:p>
              </table:table-cell>
              <table:table-cell office:value-type="float" office:value="0.333095238095238">
                <text:p>0.333095238095238</text:p>
              </table:table-cell>
              <table:table-cell office:value-type="float" office:value="0.338095238095238">
                <text:p>0.338095238095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43095238095238">
                <text:p>0.343095238095238</text:p>
              </table:table-cell>
              <table:table-cell office:value-type="float" office:value="0.333095238095238">
                <text:p>0.333095238095238</text:p>
              </table:table-cell>
              <table:table-cell office:value-type="float" office:value="0.338095238095238">
                <text:p>0.338095238095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48095238095238">
                <text:p>0.348095238095238</text:p>
              </table:table-cell>
              <table:table-cell office:value-type="float" office:value="0.338571428571429">
                <text:p>0.338571428571429</text:p>
              </table:table-cell>
              <table:table-cell office:value-type="float" office:value="0.338095238095238">
                <text:p>0.338095238095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48095238095238">
                <text:p>0.348095238095238</text:p>
              </table:table-cell>
              <table:table-cell office:value-type="float" office:value="0.343809523809524">
                <text:p>0.343809523809524</text:p>
              </table:table-cell>
              <table:table-cell office:value-type="float" office:value="0.338095238095238">
                <text:p>0.338095238095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48095238095238">
                <text:p>0.348095238095238</text:p>
              </table:table-cell>
              <table:table-cell office:value-type="float" office:value="0.343809523809524">
                <text:p>0.343809523809524</text:p>
              </table:table-cell>
              <table:table-cell office:value-type="float" office:value="0.338095238095238">
                <text:p>0.338095238095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48095238095238">
                <text:p>0.348095238095238</text:p>
              </table:table-cell>
              <table:table-cell office:value-type="float" office:value="0.343809523809524">
                <text:p>0.343809523809524</text:p>
              </table:table-cell>
              <table:table-cell office:value-type="float" office:value="0.352857142857143">
                <text:p>0.35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48095238095238">
                <text:p>0.348095238095238</text:p>
              </table:table-cell>
              <table:table-cell office:value-type="float" office:value="0.343809523809524">
                <text:p>0.343809523809524</text:p>
              </table:table-cell>
              <table:table-cell office:value-type="float" office:value="0.352857142857143">
                <text:p>0.35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48095238095238">
                <text:p>0.348095238095238</text:p>
              </table:table-cell>
              <table:table-cell office:value-type="float" office:value="0.343809523809524">
                <text:p>0.343809523809524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57857142857143">
                <text:p>0.357857142857143</text:p>
              </table:table-cell>
              <table:table-cell office:value-type="float" office:value="0.343809523809524">
                <text:p>0.343809523809524</text:p>
              </table:table-cell>
              <table:table-cell office:value-type="float" office:value="0.378095238095238">
                <text:p>0.378095238095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57857142857143">
                <text:p>0.357857142857143</text:p>
              </table:table-cell>
              <table:table-cell office:value-type="float" office:value="0.352857142857143">
                <text:p>0.352857142857143</text:p>
              </table:table-cell>
              <table:table-cell office:value-type="float" office:value="0.378095238095238">
                <text:p>0.378095238095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57857142857143">
                <text:p>0.357857142857143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378095238095238">
                <text:p>0.378095238095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57857142857143">
                <text:p>0.357857142857143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378095238095238">
                <text:p>0.378095238095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67619047619048">
                <text:p>0.367619047619048</text:p>
              </table:table-cell>
              <table:table-cell office:value-type="float" office:value="0.357857142857143">
                <text:p>0.357857142857143</text:p>
              </table:table-cell>
              <table:table-cell office:value-type="float" office:value="0.378095238095238">
                <text:p>0.378095238095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67619047619048">
                <text:p>0.367619047619048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378095238095238">
                <text:p>0.378095238095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67619047619048">
                <text:p>0.367619047619048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78095238095238">
                <text:p>0.378095238095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67619047619048">
                <text:p>0.367619047619048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378095238095238">
                <text:p>0.378095238095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67619047619048">
                <text:p>0.367619047619048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378333333333333">
                <text:p>0.378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67619047619048">
                <text:p>0.367619047619048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378333333333333">
                <text:p>0.378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393095238095238">
                <text:p>0.393095238095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397857142857143">
                <text:p>0.3978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78095238095238">
                <text:p>0.378095238095238</text:p>
              </table:table-cell>
              <table:table-cell office:value-type="float" office:value="0.397857142857143">
                <text:p>0.3978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78095238095238">
                <text:p>0.378095238095238</text:p>
              </table:table-cell>
              <table:table-cell office:value-type="float" office:value="0.397857142857143">
                <text:p>0.397857142857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83095238095238">
                <text:p>0.383095238095238</text:p>
              </table:table-cell>
              <table:table-cell office:value-type="float" office:value="0.397857142857143">
                <text:p>0.397857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92619047619048">
                <text:p>0.392619047619048</text:p>
              </table:table-cell>
              <table:table-cell office:value-type="float" office:value="0.397857142857143">
                <text:p>0.39785714285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92619047619048">
                <text:p>0.392619047619048</text:p>
              </table:table-cell>
              <table:table-cell office:value-type="float" office:value="0.398095238095238">
                <text:p>0.398095238095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398095238095238">
                <text:p>0.398095238095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398095238095238">
                <text:p>0.398095238095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398095238095238">
                <text:p>0.398095238095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403095238095238">
                <text:p>0.403095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408333333333333">
                <text:p>0.408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3095238095238">
                <text:p>0.393095238095238</text:p>
              </table:table-cell>
              <table:table-cell office:value-type="float" office:value="0.413095238095238">
                <text:p>0.413095238095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3095238095238">
                <text:p>0.393095238095238</text:p>
              </table:table-cell>
              <table:table-cell office:value-type="float" office:value="0.413095238095238">
                <text:p>0.413095238095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3095238095238">
                <text:p>0.393095238095238</text:p>
              </table:table-cell>
              <table:table-cell office:value-type="float" office:value="0.413095238095238">
                <text:p>0.413095238095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18095238095238">
                <text:p>0.4180952380952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22857142857143">
                <text:p>0.422857142857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32857142857143">
                <text:p>0.4328571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32857142857143">
                <text:p>0.432857142857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32857142857143">
                <text:p>0.4328571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32857142857143">
                <text:p>0.432857142857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72619047619048">
                <text:p>0.372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397857142857143">
                <text:p>0.39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2857142857143">
                <text:p>0.402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2857142857143">
                <text:p>0.402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2857142857143">
                <text:p>0.402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2857142857143">
                <text:p>0.402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2857142857143">
                <text:p>0.402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2857142857143">
                <text:p>0.402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2857142857143">
                <text:p>0.402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47857142857143">
                <text:p>0.447857142857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77619047619048">
                <text:p>0.377619047619048</text:p>
              </table:table-cell>
              <table:table-cell office:value-type="float" office:value="0.407857142857143">
                <text:p>0.407857142857143</text:p>
              </table:table-cell>
              <table:table-cell office:value-type="float" office:value="0.452857142857143">
                <text:p>0.45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